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row>
          <table:table-cell office:value-type="string">
            <text:p>Data</text:p>
          </table:table-cell>
          <table:table-cell office:value-type="string">
            <text:p>Descrizione</text:p>
          </table:table-cell>
          <table:table-cell office:value-type="string">
            <text:p>Importo</text:p>
          </table:table-cell>
        </table:table-row>
        <table:table-row>
          <table:table-cell office:value-type="string">
            <text:p>13_9_2016</text:p>
          </table:table-cell>
          <table:table-cell office:value-type="string">
            <text:p>macchina</text:p>
          </table:table-cell>
          <table:table-cell office:value-type="string">
            <text:p>-100000.0</text:p>
          </table:table-cell>
        </table:table-row>
        <table:table-row>
          <table:table-cell office:value-type="string">
            <text:p>14_9_2016</text:p>
          </table:table-cell>
          <table:table-cell office:value-type="string">
            <text:p>kebab</text:p>
          </table:table-cell>
          <table:table-cell office:value-type="string">
            <text:p>-3.5</text:p>
          </table:table-cell>
        </table:table-row>
        <table:table-row>
          <table:table-cell office:value-type="string">
            <text:p>15_9_2016</text:p>
          </table:table-cell>
          <table:table-cell office:value-type="string">
            <text:p>stipendio</text:p>
          </table:table-cell>
          <table:table-cell office:value-type="string">
            <text:p>200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